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146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4" table:style-name="ta1">
        <table:shapes>
          <draw:frame draw:z-index="0" draw:style-name="gr1" draw:text-style-name="P1" svg:width="453.51pt" svg:height="255.09pt" svg:x="247.32pt" svg:y="247.55pt">
            <loext:p draw:notify-on-update-of-ranges="Pr4.D1:Pr4.D1 Pr4.D2:Pr4.D15 Pr4.F1:Pr4.F1 Pr4.F2:Pr4.F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8pt" svg:height="255.23pt" svg:x="254.75pt" svg:y="527.78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umExpVal</text:p>
          </table:table-cell>
          <table:table-cell office:value-type="string" calcext:value-type="string">
            <text:p>CumRandVal</text:p>
          </table:table-cell>
          <table:table-cell/>
          <table:table-cell office:value-type="string" calcext:value-type="string">
            <text:p>Timeframe</text:p>
          </table:table-cell>
          <table:table-cell office:value-type="string" calcext:value-type="string">
            <text:p>Count per timeframe</text:p>
          </table:table-cell>
          <table:table-cell office:value-type="string" calcext:value-type="string">
            <text:p>Count frequency per timeframe</text:p>
          </table:table-cell>
        </table:table-row>
        <table:table-row table:style-name="ro1">
          <table:table-cell office:value-type="float" office:value="0.0034588081" calcext:value-type="float">
            <text:p>0.0034588081</text:p>
          </table:table-cell>
          <table:table-cell office:value-type="float" office:value="0.0137399656" calcext:value-type="float">
            <text:p>0.0137399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0076938957" calcext:value-type="float">
            <text:p>0.0076938957</text:p>
          </table:table-cell>
          <table:table-cell office:value-type="float" office:value="0.0303068356" calcext:value-type="float">
            <text:p>0.030306835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13161967" calcext:value-type="float">
            <text:p>0.0113161967</text:p>
          </table:table-cell>
          <table:table-cell office:value-type="float" office:value="0.0442556203" calcext:value-type="float">
            <text:p>0.044255620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128198482" calcext:value-type="float">
            <text:p>0.0128198482</text:p>
          </table:table-cell>
          <table:table-cell office:value-type="float" office:value="0.0499867933" calcext:value-type="float">
            <text:p>0.049986793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150610217" calcext:value-type="float">
            <text:p>0.0150610217</text:p>
          </table:table-cell>
          <table:table-cell office:value-type="float" office:value="0.0584653106" calcext:value-type="float">
            <text:p>0.058465310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153512834" calcext:value-type="float">
            <text:p>0.0153512834</text:p>
          </table:table-cell>
          <table:table-cell office:value-type="float" office:value="0.0595578423" calcext:value-type="float">
            <text:p>0.059557842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210290465" calcext:value-type="float">
            <text:p>0.0210290465</text:p>
          </table:table-cell>
          <table:table-cell office:value-type="float" office:value="0.0806755626" calcext:value-type="float">
            <text:p>0.080675562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212630357" calcext:value-type="float">
            <text:p>0.0212630357</text:p>
          </table:table-cell>
          <table:table-cell office:value-type="float" office:value="0.0815356082" calcext:value-type="float">
            <text:p>0.0815356082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5755712" calcext:value-type="float">
            <text:p>0.0215755712</text:p>
          </table:table-cell>
          <table:table-cell office:value-type="float" office:value="0.0826831017" calcext:value-type="float">
            <text:p>0.08268310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226697554" calcext:value-type="float">
            <text:p>0.0226697554</text:p>
          </table:table-cell>
          <table:table-cell office:value-type="float" office:value="0.0866891829" calcext:value-type="float">
            <text:p>0.086689182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286348789" calcext:value-type="float">
            <text:p>0.0286348789</text:p>
          </table:table-cell>
          <table:table-cell office:value-type="float" office:value="0.1082233015" calcext:value-type="float">
            <text:p>0.10822330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1633751" calcext:value-type="float">
            <text:p>0.0311633751</text:p>
          </table:table-cell>
          <table:table-cell office:value-type="float" office:value="0.1171972595" calcext:value-type="float">
            <text:p>0.117197259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315902984" calcext:value-type="float">
            <text:p>0.0315902984</text:p>
          </table:table-cell>
          <table:table-cell office:value-type="float" office:value="0.1187035295" calcext:value-type="float">
            <text:p>0.1187035295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4775068" calcext:value-type="float">
            <text:p>0.0334775068</text:p>
          </table:table-cell>
          <table:table-cell office:value-type="float" office:value="0.1253312425" calcext:value-type="float">
            <text:p>0.125331242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359757075" calcext:value-type="float">
            <text:p>0.0359757075</text:p>
          </table:table-cell>
          <table:table-cell office:value-type="float" office:value="0.1340281096" calcext:value-type="float">
            <text:p>0.134028109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0399484048" calcext:value-type="float">
            <text:p>0.0399484048</text:p>
          </table:table-cell>
          <table:table-cell office:value-type="float" office:value="0.1476803268" calcext:value-type="float">
            <text:p>0.1476803268</text:p>
          </table:table-cell>
          <table:table-cell table:number-columns-repeated="4"/>
        </table:table-row>
        <table:table-row table:style-name="ro1">
          <table:table-cell office:value-type="float" office:value="0.0413578148" calcext:value-type="float">
            <text:p>0.0413578148</text:p>
          </table:table-cell>
          <table:table-cell office:value-type="float" office:value="0.1524718792" calcext:value-type="float">
            <text:p>0.1524718792</text:p>
          </table:table-cell>
          <table:table-cell table:number-columns-repeated="4"/>
        </table:table-row>
        <table:table-row table:style-name="ro1">
          <table:table-cell office:value-type="float" office:value="0.0459641938" calcext:value-type="float">
            <text:p>0.0459641938</text:p>
          </table:table-cell>
          <table:table-cell office:value-type="float" office:value="0.1679450337" calcext:value-type="float">
            <text:p>0.1679450337</text:p>
          </table:table-cell>
          <table:table-cell table:number-columns-repeated="4"/>
        </table:table-row>
        <table:table-row table:style-name="ro1">
          <table:table-cell office:value-type="float" office:value="0.0492628918" calcext:value-type="float">
            <text:p>0.0492628918</text:p>
          </table:table-cell>
          <table:table-cell office:value-type="float" office:value="0.1788517123" calcext:value-type="float">
            <text:p>0.1788517123</text:p>
          </table:table-cell>
          <table:table-cell table:number-columns-repeated="4"/>
        </table:table-row>
        <table:table-row table:style-name="ro1">
          <table:table-cell office:value-type="float" office:value="0.0510920795" calcext:value-type="float">
            <text:p>0.0510920795</text:p>
          </table:table-cell>
          <table:table-cell office:value-type="float" office:value="0.1848379229" calcext:value-type="float">
            <text:p>0.1848379229</text:p>
          </table:table-cell>
          <table:table-cell table:number-columns-repeated="4"/>
        </table:table-row>
        <table:table-row table:style-name="ro1">
          <table:table-cell office:value-type="float" office:value="0.0515519082" calcext:value-type="float">
            <text:p>0.0515519082</text:p>
          </table:table-cell>
          <table:table-cell office:value-type="float" office:value="0.1863358848" calcext:value-type="float">
            <text:p>0.1863358848</text:p>
          </table:table-cell>
          <table:table-cell table:number-columns-repeated="4"/>
        </table:table-row>
        <table:table-row table:style-name="ro1">
          <table:table-cell office:value-type="float" office:value="0.0549584552" calcext:value-type="float">
            <text:p>0.0549584552</text:p>
          </table:table-cell>
          <table:table-cell office:value-type="float" office:value="0.1973478289" calcext:value-type="float">
            <text:p>0.1973478289</text:p>
          </table:table-cell>
          <table:table-cell table:number-columns-repeated="4"/>
        </table:table-row>
        <table:table-row table:style-name="ro1">
          <table:table-cell office:value-type="float" office:value="0.0581649796" calcext:value-type="float">
            <text:p>0.0581649796</text:p>
          </table:table-cell>
          <table:table-cell office:value-type="float" office:value="0.2075769837" calcext:value-type="float">
            <text:p>0.2075769837</text:p>
          </table:table-cell>
          <table:table-cell table:number-columns-repeated="4"/>
        </table:table-row>
        <table:table-row table:style-name="ro1">
          <table:table-cell office:value-type="float" office:value="0.0593419344" calcext:value-type="float">
            <text:p>0.0593419344</text:p>
          </table:table-cell>
          <table:table-cell office:value-type="float" office:value="0.2112988006" calcext:value-type="float">
            <text:p>0.2112988006</text:p>
          </table:table-cell>
          <table:table-cell table:number-columns-repeated="4"/>
        </table:table-row>
        <table:table-row table:style-name="ro1">
          <table:table-cell office:value-type="float" office:value="0.0615079032" calcext:value-type="float">
            <text:p>0.0615079032</text:p>
          </table:table-cell>
          <table:table-cell office:value-type="float" office:value="0.2181024934" calcext:value-type="float">
            <text:p>0.2181024934</text:p>
          </table:table-cell>
          <table:table-cell table:number-columns-repeated="4"/>
        </table:table-row>
        <table:table-row table:style-name="ro1">
          <table:table-cell office:value-type="float" office:value="0.0629105784" calcext:value-type="float">
            <text:p>0.0629105784</text:p>
          </table:table-cell>
          <table:table-cell office:value-type="float" office:value="0.2224772023" calcext:value-type="float">
            <text:p>0.2224772023</text:p>
          </table:table-cell>
          <table:table-cell table:number-columns-repeated="4"/>
        </table:table-row>
        <table:table-row table:style-name="ro1">
          <table:table-cell office:value-type="float" office:value="0.0639938854" calcext:value-type="float">
            <text:p>0.0639938854</text:p>
          </table:table-cell>
          <table:table-cell office:value-type="float" office:value="0.2258390966" calcext:value-type="float">
            <text:p>0.2258390966</text:p>
          </table:table-cell>
          <table:table-cell table:number-columns-repeated="4"/>
        </table:table-row>
        <table:table-row table:style-name="ro1">
          <table:table-cell office:value-type="float" office:value="0.06562297" calcext:value-type="float">
            <text:p>0.06562297</text:p>
          </table:table-cell>
          <table:table-cell office:value-type="float" office:value="0.2308673903" calcext:value-type="float">
            <text:p>0.2308673903</text:p>
          </table:table-cell>
          <table:table-cell table:number-columns-repeated="4"/>
        </table:table-row>
        <table:table-row table:style-name="ro1">
          <table:table-cell office:value-type="float" office:value="0.0752707665" calcext:value-type="float">
            <text:p>0.0752707665</text:p>
          </table:table-cell>
          <table:table-cell office:value-type="float" office:value="0.2599837001" calcext:value-type="float">
            <text:p>0.2599837001</text:p>
          </table:table-cell>
          <table:table-cell table:number-columns-repeated="4"/>
        </table:table-row>
        <table:table-row table:style-name="ro1">
          <table:table-cell office:value-type="float" office:value="0.075816706" calcext:value-type="float">
            <text:p>0.075816706</text:p>
          </table:table-cell>
          <table:table-cell office:value-type="float" office:value="0.2615979533" calcext:value-type="float">
            <text:p>0.2615979533</text:p>
          </table:table-cell>
          <table:table-cell table:number-columns-repeated="4"/>
        </table:table-row>
        <table:table-row table:style-name="ro1">
          <table:table-cell office:value-type="float" office:value="0.079086477" calcext:value-type="float">
            <text:p>0.079086477</text:p>
          </table:table-cell>
          <table:table-cell office:value-type="float" office:value="0.2711926938" calcext:value-type="float">
            <text:p>0.2711926938</text:p>
          </table:table-cell>
          <table:table-cell table:number-columns-repeated="4"/>
        </table:table-row>
        <table:table-row table:style-name="ro1">
          <table:table-cell office:value-type="float" office:value="0.0813333397" calcext:value-type="float">
            <text:p>0.0813333397</text:p>
          </table:table-cell>
          <table:table-cell office:value-type="float" office:value="0.2777134671" calcext:value-type="float">
            <text:p>0.2777134671</text:p>
          </table:table-cell>
          <table:table-cell table:number-columns-repeated="4"/>
        </table:table-row>
        <table:table-row table:style-name="ro1">
          <table:table-cell office:value-type="float" office:value="0.0841063934" calcext:value-type="float">
            <text:p>0.0841063934</text:p>
          </table:table-cell>
          <table:table-cell office:value-type="float" office:value="0.2856809542" calcext:value-type="float">
            <text:p>0.2856809542</text:p>
          </table:table-cell>
          <table:table-cell table:number-columns-repeated="4"/>
        </table:table-row>
        <table:table-row table:style-name="ro1">
          <table:table-cell office:value-type="float" office:value="0.085270119" calcext:value-type="float">
            <text:p>0.085270119</text:p>
          </table:table-cell>
          <table:table-cell office:value-type="float" office:value="0.2889983128" calcext:value-type="float">
            <text:p>0.2889983128</text:p>
          </table:table-cell>
          <table:table-cell table:number-columns-repeated="4"/>
        </table:table-row>
        <table:table-row table:style-name="ro1">
          <table:table-cell office:value-type="float" office:value="0.0860277368" calcext:value-type="float">
            <text:p>0.0860277368</text:p>
          </table:table-cell>
          <table:table-cell office:value-type="float" office:value="0.2911497213" calcext:value-type="float">
            <text:p>0.2911497213</text:p>
          </table:table-cell>
          <table:table-cell table:number-columns-repeated="4"/>
        </table:table-row>
        <table:table-row table:style-name="ro1">
          <table:table-cell office:value-type="float" office:value="0.0892543867" calcext:value-type="float">
            <text:p>0.0892543867</text:p>
          </table:table-cell>
          <table:table-cell office:value-type="float" office:value="0.300239781" calcext:value-type="float">
            <text:p>0.300239781</text:p>
          </table:table-cell>
          <table:table-cell table:number-columns-repeated="4"/>
        </table:table-row>
        <table:table-row table:style-name="ro1">
          <table:table-cell office:value-type="float" office:value="0.095718111" calcext:value-type="float">
            <text:p>0.095718111</text:p>
          </table:table-cell>
          <table:table-cell office:value-type="float" office:value="0.3181001258" calcext:value-type="float">
            <text:p>0.3181001258</text:p>
          </table:table-cell>
          <table:table-cell table:number-columns-repeated="4"/>
        </table:table-row>
        <table:table-row table:style-name="ro1">
          <table:table-cell office:value-type="float" office:value="0.108001678" calcext:value-type="float">
            <text:p>0.108001678</text:p>
          </table:table-cell>
          <table:table-cell office:value-type="float" office:value="0.3507949807" calcext:value-type="float">
            <text:p>0.3507949807</text:p>
          </table:table-cell>
          <table:table-cell table:number-columns-repeated="4"/>
        </table:table-row>
        <table:table-row table:style-name="ro1">
          <table:table-cell office:value-type="float" office:value="0.1115396175" calcext:value-type="float">
            <text:p>0.1115396175</text:p>
          </table:table-cell>
          <table:table-cell office:value-type="float" office:value="0.3599176697" calcext:value-type="float">
            <text:p>0.3599176697</text:p>
          </table:table-cell>
          <table:table-cell table:number-columns-repeated="4"/>
        </table:table-row>
        <table:table-row table:style-name="ro1">
          <table:table-cell office:value-type="float" office:value="0.1127760655" calcext:value-type="float">
            <text:p>0.1127760655</text:p>
          </table:table-cell>
          <table:table-cell office:value-type="float" office:value="0.3630755683" calcext:value-type="float">
            <text:p>0.3630755683</text:p>
          </table:table-cell>
          <table:table-cell table:number-columns-repeated="4"/>
        </table:table-row>
        <table:table-row table:style-name="ro1">
          <table:table-cell office:value-type="float" office:value="0.1140373507" calcext:value-type="float">
            <text:p>0.1140373507</text:p>
          </table:table-cell>
          <table:table-cell office:value-type="float" office:value="0.3662808495" calcext:value-type="float">
            <text:p>0.3662808495</text:p>
          </table:table-cell>
          <table:table-cell table:number-columns-repeated="4"/>
        </table:table-row>
        <table:table-row table:style-name="ro1">
          <table:table-cell office:value-type="float" office:value="0.1232210439" calcext:value-type="float">
            <text:p>0.1232210439</text:p>
          </table:table-cell>
          <table:table-cell office:value-type="float" office:value="0.3891379823" calcext:value-type="float">
            <text:p>0.3891379823</text:p>
          </table:table-cell>
          <table:table-cell table:number-columns-repeated="4"/>
        </table:table-row>
        <table:table-row table:style-name="ro1">
          <table:table-cell office:value-type="float" office:value="0.126112275" calcext:value-type="float">
            <text:p>0.126112275</text:p>
          </table:table-cell>
          <table:table-cell office:value-type="float" office:value="0.3961618618" calcext:value-type="float">
            <text:p>0.3961618618</text:p>
          </table:table-cell>
          <table:table-cell table:number-columns-repeated="4"/>
        </table:table-row>
        <table:table-row table:style-name="ro1">
          <table:table-cell office:value-type="float" office:value="0.1273170021" calcext:value-type="float">
            <text:p>0.1273170021</text:p>
          </table:table-cell>
          <table:table-cell office:value-type="float" office:value="0.3990647025" calcext:value-type="float">
            <text:p>0.3990647025</text:p>
          </table:table-cell>
          <table:table-cell table:number-columns-repeated="4"/>
        </table:table-row>
        <table:table-row table:style-name="ro1">
          <table:table-cell office:value-type="float" office:value="0.1443118098" calcext:value-type="float">
            <text:p>0.1443118098</text:p>
          </table:table-cell>
          <table:table-cell office:value-type="float" office:value="0.4385582439" calcext:value-type="float">
            <text:p>0.4385582439</text:p>
          </table:table-cell>
          <table:table-cell table:number-columns-repeated="4"/>
        </table:table-row>
        <table:table-row table:style-name="ro1">
          <table:table-cell office:value-type="float" office:value="0.1466487705" calcext:value-type="float">
            <text:p>0.1466487705</text:p>
          </table:table-cell>
          <table:table-cell office:value-type="float" office:value="0.4437820594" calcext:value-type="float">
            <text:p>0.4437820594</text:p>
          </table:table-cell>
          <table:table-cell table:number-columns-repeated="4"/>
        </table:table-row>
        <table:table-row table:style-name="ro1">
          <table:table-cell office:value-type="float" office:value="0.1535136653" calcext:value-type="float">
            <text:p>0.1535136653</text:p>
          </table:table-cell>
          <table:table-cell office:value-type="float" office:value="0.4588477742" calcext:value-type="float">
            <text:p>0.4588477742</text:p>
          </table:table-cell>
          <table:table-cell table:number-columns-repeated="4"/>
        </table:table-row>
        <table:table-row table:style-name="ro1">
          <table:table-cell office:value-type="float" office:value="0.1623138683" calcext:value-type="float">
            <text:p>0.1623138683</text:p>
          </table:table-cell>
          <table:table-cell office:value-type="float" office:value="0.4775654013" calcext:value-type="float">
            <text:p>0.4775654013</text:p>
          </table:table-cell>
          <table:table-cell table:number-columns-repeated="4"/>
        </table:table-row>
        <table:table-row table:style-name="ro1">
          <table:table-cell office:value-type="float" office:value="0.1665911666" calcext:value-type="float">
            <text:p>0.1665911666</text:p>
          </table:table-cell>
          <table:table-cell office:value-type="float" office:value="0.4864278054" calcext:value-type="float">
            <text:p>0.4864278054</text:p>
          </table:table-cell>
          <table:table-cell table:number-columns-repeated="4"/>
        </table:table-row>
        <table:table-row table:style-name="ro1">
          <table:table-cell office:value-type="float" office:value="0.1704988578" calcext:value-type="float">
            <text:p>0.1704988578</text:p>
          </table:table-cell>
          <table:table-cell office:value-type="float" office:value="0.4943929191" calcext:value-type="float">
            <text:p>0.4943929191</text:p>
          </table:table-cell>
          <table:table-cell table:number-columns-repeated="4"/>
        </table:table-row>
        <table:table-row table:style-name="ro1">
          <table:table-cell office:value-type="float" office:value="0.1779544449" calcext:value-type="float">
            <text:p>0.1779544449</text:p>
          </table:table-cell>
          <table:table-cell office:value-type="float" office:value="0.5092486915" calcext:value-type="float">
            <text:p>0.5092486915</text:p>
          </table:table-cell>
          <table:table-cell table:number-columns-repeated="4"/>
        </table:table-row>
        <table:table-row table:style-name="ro1">
          <table:table-cell office:value-type="float" office:value="0.1785839906" calcext:value-type="float">
            <text:p>0.1785839906</text:p>
          </table:table-cell>
          <table:table-cell office:value-type="float" office:value="0.5104829383" calcext:value-type="float">
            <text:p>0.5104829383</text:p>
          </table:table-cell>
          <table:table-cell table:number-columns-repeated="4"/>
        </table:table-row>
        <table:table-row table:style-name="ro1">
          <table:table-cell office:value-type="float" office:value="0.1794302519" calcext:value-type="float">
            <text:p>0.1794302519</text:p>
          </table:table-cell>
          <table:table-cell office:value-type="float" office:value="0.5121371743" calcext:value-type="float">
            <text:p>0.5121371743</text:p>
          </table:table-cell>
          <table:table-cell table:number-columns-repeated="4"/>
        </table:table-row>
        <table:table-row table:style-name="ro1">
          <table:table-cell office:value-type="float" office:value="0.1917814577" calcext:value-type="float">
            <text:p>0.1917814577</text:p>
          </table:table-cell>
          <table:table-cell office:value-type="float" office:value="0.5356542395" calcext:value-type="float">
            <text:p>0.5356542395</text:p>
          </table:table-cell>
          <table:table-cell table:number-columns-repeated="4"/>
        </table:table-row>
        <table:table-row table:style-name="ro1">
          <table:table-cell office:value-type="float" office:value="0.1934159263" calcext:value-type="float">
            <text:p>0.1934159263</text:p>
          </table:table-cell>
          <table:table-cell office:value-type="float" office:value="0.5386801713" calcext:value-type="float">
            <text:p>0.5386801713</text:p>
          </table:table-cell>
          <table:table-cell table:number-columns-repeated="4"/>
        </table:table-row>
        <table:table-row table:style-name="ro1">
          <table:table-cell office:value-type="float" office:value="0.1989072699" calcext:value-type="float">
            <text:p>0.1989072699</text:p>
          </table:table-cell>
          <table:table-cell office:value-type="float" office:value="0.5487027562" calcext:value-type="float">
            <text:p>0.5487027562</text:p>
          </table:table-cell>
          <table:table-cell table:number-columns-repeated="4"/>
        </table:table-row>
        <table:table-row table:style-name="ro1">
          <table:table-cell office:value-type="float" office:value="0.1999321135" calcext:value-type="float">
            <text:p>0.1999321135</text:p>
          </table:table-cell>
          <table:table-cell office:value-type="float" office:value="0.5505490058" calcext:value-type="float">
            <text:p>0.5505490058</text:p>
          </table:table-cell>
          <table:table-cell table:number-columns-repeated="4"/>
        </table:table-row>
        <table:table-row table:style-name="ro1">
          <table:table-cell office:value-type="float" office:value="0.2020421492" calcext:value-type="float">
            <text:p>0.2020421492</text:p>
          </table:table-cell>
          <table:table-cell office:value-type="float" office:value="0.5543264729" calcext:value-type="float">
            <text:p>0.5543264729</text:p>
          </table:table-cell>
          <table:table-cell table:number-columns-repeated="4"/>
        </table:table-row>
        <table:table-row table:style-name="ro1">
          <table:table-cell office:value-type="float" office:value="0.2133683239" calcext:value-type="float">
            <text:p>0.2133683239</text:p>
          </table:table-cell>
          <table:table-cell office:value-type="float" office:value="0.5740670314" calcext:value-type="float">
            <text:p>0.5740670314</text:p>
          </table:table-cell>
          <table:table-cell table:number-columns-repeated="4"/>
        </table:table-row>
        <table:table-row table:style-name="ro1">
          <table:table-cell office:value-type="float" office:value="0.2162173883" calcext:value-type="float">
            <text:p>0.2162173883</text:p>
          </table:table-cell>
          <table:table-cell office:value-type="float" office:value="0.578893519" calcext:value-type="float">
            <text:p>0.578893519</text:p>
          </table:table-cell>
          <table:table-cell table:number-columns-repeated="4"/>
        </table:table-row>
        <table:table-row table:style-name="ro1">
          <table:table-cell office:value-type="float" office:value="0.2222103545" calcext:value-type="float">
            <text:p>0.2222103545</text:p>
          </table:table-cell>
          <table:table-cell office:value-type="float" office:value="0.5888681931" calcext:value-type="float">
            <text:p>0.5888681931</text:p>
          </table:table-cell>
          <table:table-cell table:number-columns-repeated="4"/>
        </table:table-row>
        <table:table-row table:style-name="ro1">
          <table:table-cell office:value-type="float" office:value="0.2267602531" calcext:value-type="float">
            <text:p>0.2267602531</text:p>
          </table:table-cell>
          <table:table-cell office:value-type="float" office:value="0.5962829478" calcext:value-type="float">
            <text:p>0.5962829478</text:p>
          </table:table-cell>
          <table:table-cell table:number-columns-repeated="4"/>
        </table:table-row>
        <table:table-row table:style-name="ro1">
          <table:table-cell office:value-type="float" office:value="0.2268913219" calcext:value-type="float">
            <text:p>0.2268913219</text:p>
          </table:table-cell>
          <table:table-cell office:value-type="float" office:value="0.5964945512" calcext:value-type="float">
            <text:p>0.5964945512</text:p>
          </table:table-cell>
          <table:table-cell table:number-columns-repeated="4"/>
        </table:table-row>
        <table:table-row table:style-name="ro1">
          <table:table-cell office:value-type="float" office:value="0.2356929604" calcext:value-type="float">
            <text:p>0.2356929604</text:p>
          </table:table-cell>
          <table:table-cell office:value-type="float" office:value="0.610453424" calcext:value-type="float">
            <text:p>0.610453424</text:p>
          </table:table-cell>
          <table:table-cell table:number-columns-repeated="4"/>
        </table:table-row>
        <table:table-row table:style-name="ro1">
          <table:table-cell office:value-type="float" office:value="0.2379459626" calcext:value-type="float">
            <text:p>0.2379459626</text:p>
          </table:table-cell>
          <table:table-cell office:value-type="float" office:value="0.6139482497" calcext:value-type="float">
            <text:p>0.6139482497</text:p>
          </table:table-cell>
          <table:table-cell table:number-columns-repeated="4"/>
        </table:table-row>
        <table:table-row table:style-name="ro1">
          <table:table-cell office:value-type="float" office:value="0.2390649059" calcext:value-type="float">
            <text:p>0.2390649059</text:p>
          </table:table-cell>
          <table:table-cell office:value-type="float" office:value="0.6156722688" calcext:value-type="float">
            <text:p>0.6156722688</text:p>
          </table:table-cell>
          <table:table-cell table:number-columns-repeated="4"/>
        </table:table-row>
        <table:table-row table:style-name="ro1">
          <table:table-cell office:value-type="float" office:value="0.2460116187" calcext:value-type="float">
            <text:p>0.2460116187</text:p>
          </table:table-cell>
          <table:table-cell office:value-type="float" office:value="0.6262045195" calcext:value-type="float">
            <text:p>0.6262045195</text:p>
          </table:table-cell>
          <table:table-cell table:number-columns-repeated="4"/>
        </table:table-row>
        <table:table-row table:style-name="ro1">
          <table:table-cell office:value-type="float" office:value="0.2644910723" calcext:value-type="float">
            <text:p>0.2644910723</text:p>
          </table:table-cell>
          <table:table-cell office:value-type="float" office:value="0.6528381874" calcext:value-type="float">
            <text:p>0.6528381874</text:p>
          </table:table-cell>
          <table:table-cell table:number-columns-repeated="4"/>
        </table:table-row>
        <table:table-row table:style-name="ro1">
          <table:table-cell office:value-type="float" office:value="0.2809129408" calcext:value-type="float">
            <text:p>0.2809129408</text:p>
          </table:table-cell>
          <table:table-cell office:value-type="float" office:value="0.6749095291" calcext:value-type="float">
            <text:p>0.6749095291</text:p>
          </table:table-cell>
          <table:table-cell table:number-columns-repeated="4"/>
        </table:table-row>
        <table:table-row table:style-name="ro1">
          <table:table-cell office:value-type="float" office:value="0.2927274733" calcext:value-type="float">
            <text:p>0.2927274733</text:p>
          </table:table-cell>
          <table:table-cell office:value-type="float" office:value="0.689915331" calcext:value-type="float">
            <text:p>0.689915331</text:p>
          </table:table-cell>
          <table:table-cell table:number-columns-repeated="4"/>
        </table:table-row>
        <table:table-row table:style-name="ro1">
          <table:table-cell office:value-type="float" office:value="0.2939988568" calcext:value-type="float">
            <text:p>0.2939988568</text:p>
          </table:table-cell>
          <table:table-cell office:value-type="float" office:value="0.6914882742" calcext:value-type="float">
            <text:p>0.6914882742</text:p>
          </table:table-cell>
          <table:table-cell table:number-columns-repeated="4"/>
        </table:table-row>
        <table:table-row table:style-name="ro1">
          <table:table-cell office:value-type="float" office:value="0.2986528295" calcext:value-type="float">
            <text:p>0.2986528295</text:p>
          </table:table-cell>
          <table:table-cell office:value-type="float" office:value="0.6971783674" calcext:value-type="float">
            <text:p>0.6971783674</text:p>
          </table:table-cell>
          <table:table-cell table:number-columns-repeated="4"/>
        </table:table-row>
        <table:table-row table:style-name="ro1">
          <table:table-cell office:value-type="float" office:value="0.3072790073" calcext:value-type="float">
            <text:p>0.3072790073</text:p>
          </table:table-cell>
          <table:table-cell office:value-type="float" office:value="0.70744893" calcext:value-type="float">
            <text:p>0.70744893</text:p>
          </table:table-cell>
          <table:table-cell table:number-columns-repeated="4"/>
        </table:table-row>
        <table:table-row table:style-name="ro1">
          <table:table-cell office:value-type="float" office:value="0.3127568697" calcext:value-type="float">
            <text:p>0.3127568697</text:p>
          </table:table-cell>
          <table:table-cell office:value-type="float" office:value="0.7137894295" calcext:value-type="float">
            <text:p>0.7137894295</text:p>
          </table:table-cell>
          <table:table-cell table:number-columns-repeated="4"/>
        </table:table-row>
        <table:table-row table:style-name="ro1">
          <table:table-cell office:value-type="float" office:value="0.3153814985" calcext:value-type="float">
            <text:p>0.3153814985</text:p>
          </table:table-cell>
          <table:table-cell office:value-type="float" office:value="0.7167784978" calcext:value-type="float">
            <text:p>0.7167784978</text:p>
          </table:table-cell>
          <table:table-cell table:number-columns-repeated="4"/>
        </table:table-row>
        <table:table-row table:style-name="ro1">
          <table:table-cell office:value-type="float" office:value="0.3192896673" calcext:value-type="float">
            <text:p>0.3192896673</text:p>
          </table:table-cell>
          <table:table-cell office:value-type="float" office:value="0.7211715802" calcext:value-type="float">
            <text:p>0.7211715802</text:p>
          </table:table-cell>
          <table:table-cell table:number-columns-repeated="4"/>
        </table:table-row>
        <table:table-row table:style-name="ro1">
          <table:table-cell office:value-type="float" office:value="0.3221626448" calcext:value-type="float">
            <text:p>0.3221626448</text:p>
          </table:table-cell>
          <table:table-cell office:value-type="float" office:value="0.7243575101" calcext:value-type="float">
            <text:p>0.7243575101</text:p>
          </table:table-cell>
          <table:table-cell table:number-columns-repeated="4"/>
        </table:table-row>
        <table:table-row table:style-name="ro1">
          <table:table-cell office:value-type="float" office:value="0.3523747719" calcext:value-type="float">
            <text:p>0.3523747719</text:p>
          </table:table-cell>
          <table:table-cell office:value-type="float" office:value="0.7557343918" calcext:value-type="float">
            <text:p>0.7557343918</text:p>
          </table:table-cell>
          <table:table-cell table:number-columns-repeated="4"/>
        </table:table-row>
        <table:table-row table:style-name="ro1">
          <table:table-cell office:value-type="float" office:value="0.3541089417" calcext:value-type="float">
            <text:p>0.3541089417</text:p>
          </table:table-cell>
          <table:table-cell office:value-type="float" office:value="0.7574229208" calcext:value-type="float">
            <text:p>0.7574229208</text:p>
          </table:table-cell>
          <table:table-cell table:number-columns-repeated="4"/>
        </table:table-row>
        <table:table-row table:style-name="ro1">
          <table:table-cell office:value-type="float" office:value="0.3585961155" calcext:value-type="float">
            <text:p>0.3585961155</text:p>
          </table:table-cell>
          <table:table-cell office:value-type="float" office:value="0.7617380219" calcext:value-type="float">
            <text:p>0.7617380219</text:p>
          </table:table-cell>
          <table:table-cell table:number-columns-repeated="4"/>
        </table:table-row>
        <table:table-row table:style-name="ro1">
          <table:table-cell office:value-type="float" office:value="0.3595371582" calcext:value-type="float">
            <text:p>0.3595371582</text:p>
          </table:table-cell>
          <table:table-cell office:value-type="float" office:value="0.7626331947" calcext:value-type="float">
            <text:p>0.7626331947</text:p>
          </table:table-cell>
          <table:table-cell table:number-columns-repeated="4"/>
        </table:table-row>
        <table:table-row table:style-name="ro1">
          <table:table-cell office:value-type="float" office:value="0.3617813684" calcext:value-type="float">
            <text:p>0.3617813684</text:p>
          </table:table-cell>
          <table:table-cell office:value-type="float" office:value="0.7647544633" calcext:value-type="float">
            <text:p>0.7647544633</text:p>
          </table:table-cell>
          <table:table-cell table:number-columns-repeated="4"/>
        </table:table-row>
        <table:table-row table:style-name="ro1">
          <table:table-cell office:value-type="float" office:value="0.3860297915" calcext:value-type="float">
            <text:p>0.3860297915</text:p>
          </table:table-cell>
          <table:table-cell office:value-type="float" office:value="0.7865001537" calcext:value-type="float">
            <text:p>0.7865001537</text:p>
          </table:table-cell>
          <table:table-cell table:number-columns-repeated="4"/>
        </table:table-row>
        <table:table-row table:style-name="ro1">
          <table:table-cell office:value-type="float" office:value="0.3900000569" calcext:value-type="float">
            <text:p>0.3900000569</text:p>
          </table:table-cell>
          <table:table-cell office:value-type="float" office:value="0.7898639767" calcext:value-type="float">
            <text:p>0.7898639767</text:p>
          </table:table-cell>
          <table:table-cell table:number-columns-repeated="4"/>
        </table:table-row>
        <table:table-row table:style-name="ro1">
          <table:table-cell office:value-type="float" office:value="0.4132154669" calcext:value-type="float">
            <text:p>0.4132154669</text:p>
          </table:table-cell>
          <table:table-cell office:value-type="float" office:value="0.8084989271" calcext:value-type="float">
            <text:p>0.8084989271</text:p>
          </table:table-cell>
          <table:table-cell table:number-columns-repeated="4"/>
        </table:table-row>
        <table:table-row table:style-name="ro1">
          <table:table-cell office:value-type="float" office:value="0.4550394785" calcext:value-type="float">
            <text:p>0.4550394785</text:p>
          </table:table-cell>
          <table:table-cell office:value-type="float" office:value="0.8379998332" calcext:value-type="float">
            <text:p>0.8379998332</text:p>
          </table:table-cell>
          <table:table-cell table:number-columns-repeated="4"/>
        </table:table-row>
        <table:table-row table:style-name="ro1">
          <table:table-cell office:value-type="float" office:value="0.4570362958" calcext:value-type="float">
            <text:p>0.4570362958</text:p>
          </table:table-cell>
          <table:table-cell office:value-type="float" office:value="0.8392886183" calcext:value-type="float">
            <text:p>0.8392886183</text:p>
          </table:table-cell>
          <table:table-cell table:number-columns-repeated="4"/>
        </table:table-row>
        <table:table-row table:style-name="ro1">
          <table:table-cell office:value-type="float" office:value="0.4584958751" calcext:value-type="float">
            <text:p>0.4584958751</text:p>
          </table:table-cell>
          <table:table-cell office:value-type="float" office:value="0.8402241687" calcext:value-type="float">
            <text:p>0.8402241687</text:p>
          </table:table-cell>
          <table:table-cell table:number-columns-repeated="4"/>
        </table:table-row>
        <table:table-row table:style-name="ro1">
          <table:table-cell office:value-type="float" office:value="0.4756588601" calcext:value-type="float">
            <text:p>0.4756588601</text:p>
          </table:table-cell>
          <table:table-cell office:value-type="float" office:value="0.850825041" calcext:value-type="float">
            <text:p>0.850825041</text:p>
          </table:table-cell>
          <table:table-cell table:number-columns-repeated="4"/>
        </table:table-row>
        <table:table-row table:style-name="ro1">
          <table:table-cell office:value-type="float" office:value="0.4827934121" calcext:value-type="float">
            <text:p>0.4827934121</text:p>
          </table:table-cell>
          <table:table-cell office:value-type="float" office:value="0.8550220546" calcext:value-type="float">
            <text:p>0.8550220546</text:p>
          </table:table-cell>
          <table:table-cell table:number-columns-repeated="4"/>
        </table:table-row>
        <table:table-row table:style-name="ro1">
          <table:table-cell office:value-type="float" office:value="0.4877223934" calcext:value-type="float">
            <text:p>0.4877223934</text:p>
          </table:table-cell>
          <table:table-cell office:value-type="float" office:value="0.8578524354" calcext:value-type="float">
            <text:p>0.8578524354</text:p>
          </table:table-cell>
          <table:table-cell table:number-columns-repeated="4"/>
        </table:table-row>
        <table:table-row table:style-name="ro1">
          <table:table-cell office:value-type="float" office:value="0.4965765877" calcext:value-type="float">
            <text:p>0.4965765877</text:p>
          </table:table-cell>
          <table:table-cell office:value-type="float" office:value="0.862798736" calcext:value-type="float">
            <text:p>0.862798736</text:p>
          </table:table-cell>
          <table:table-cell table:number-columns-repeated="4"/>
        </table:table-row>
        <table:table-row table:style-name="ro1">
          <table:table-cell office:value-type="float" office:value="0.5299661405" calcext:value-type="float">
            <text:p>0.5299661405</text:p>
          </table:table-cell>
          <table:table-cell office:value-type="float" office:value="0.8799521136" calcext:value-type="float">
            <text:p>0.8799521136</text:p>
          </table:table-cell>
          <table:table-cell table:number-columns-repeated="4"/>
        </table:table-row>
        <table:table-row table:style-name="ro1">
          <table:table-cell office:value-type="float" office:value="0.5926529783" calcext:value-type="float">
            <text:p>0.5926529783</text:p>
          </table:table-cell>
          <table:table-cell office:value-type="float" office:value="0.9065764583" calcext:value-type="float">
            <text:p>0.9065764583</text:p>
          </table:table-cell>
          <table:table-cell table:number-columns-repeated="4"/>
        </table:table-row>
        <table:table-row table:style-name="ro1">
          <table:table-cell office:value-type="float" office:value="0.623850561" calcext:value-type="float">
            <text:p>0.623850561</text:p>
          </table:table-cell>
          <table:table-cell office:value-type="float" office:value="0.9175367256" calcext:value-type="float">
            <text:p>0.9175367256</text:p>
          </table:table-cell>
          <table:table-cell table:number-columns-repeated="4"/>
        </table:table-row>
        <table:table-row table:style-name="ro1">
          <table:table-cell office:value-type="float" office:value="0.8309640517" calcext:value-type="float">
            <text:p>0.8309640517</text:p>
          </table:table-cell>
          <table:table-cell office:value-type="float" office:value="0.9639863126" calcext:value-type="float">
            <text:p>0.9639863126</text:p>
          </table:table-cell>
          <table:table-cell table:number-columns-repeated="4"/>
        </table:table-row>
        <table:table-row table:style-name="ro1">
          <table:table-cell office:value-type="float" office:value="0.983093575" calcext:value-type="float">
            <text:p>0.983093575</text:p>
          </table:table-cell>
          <table:table-cell office:value-type="float" office:value="0.9804029121" calcext:value-type="float">
            <text:p>0.9804029121</text:p>
          </table:table-cell>
          <table:table-cell table:number-columns-repeated="4"/>
        </table:table-row>
        <table:table-row table:style-name="ro1">
          <table:table-cell office:value-type="float" office:value="1.1495725449" calcext:value-type="float">
            <text:p>1.1495725449</text:p>
          </table:table-cell>
          <table:table-cell office:value-type="float" office:value="0.9899309627" calcext:value-type="float">
            <text:p>0.9899309627</text:p>
          </table:table-cell>
          <table:table-cell table:number-columns-repeated="4"/>
        </table:table-row>
        <table:table-row table:style-name="ro1">
          <table:table-cell office:value-type="float" office:value="1.3414514016" calcext:value-type="float">
            <text:p>1.3414514016</text:p>
          </table:table-cell>
          <table:table-cell office:value-type="float" office:value="0.9953263064" calcext:value-type="float">
            <text:p>0.9953263064</text:p>
          </table:table-cell>
          <table:table-cell table:number-columns-repeated="4"/>
        </table:table-row>
        <table:table-row table:style-name="ro1">
          <table:table-cell office:value-type="float" office:value="1.3978561071" calcext:value-type="float">
            <text:p>1.3978561071</text:p>
          </table:table-cell>
          <table:table-cell office:value-type="float" office:value="0.9962702886" calcext:value-type="float">
            <text:p>0.99627028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08:52:13.404887309</dc:date>
    <meta:editing-duration>PT10M23S</meta:editing-duration>
    <meta:editing-cycles>1</meta:editing-cycles>
    <meta:document-statistic meta:table-count="1" meta:cell-count="248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96cm" svg:y="0.316cm" chart:style-name="ch2">
          <text:p>Relative Frequencies vs Intervals</text:p>
        </chart:title>
        <chart:subtitle svg:x="6.633cm" svg:y="1.275cm" chart:style-name="ch3">
          <text:p>By Keyan Vakil</text:p>
        </chart:subtitle>
        <chart:plot-area chart:style-name="ch4" table:cell-range-address="Pr4.D1:Pr4.D15 Pr4.F1:Pr4.F15" chart:data-source-has-labels="both" svg:x="1.331cm" svg:y="2.138cm" svg:width="14.349cm" svg:height="5.701cm">
          <chartooo:coordinate-region svg:x="2.243cm" svg:y="2.337cm" svg:width="13.437cm" svg:height="4.855cm"/>
          <chart:axis chart:dimension="x" chart:name="primary-x" chart:style-name="ch5" chartooo:axis-type="auto">
            <chartooo:date-scale/>
            <chart:title svg:x="7.284cm" svg:y="8.019cm" chart:style-name="ch6">
              <text:p>0.1s Timeframes</text:p>
            </chart:title>
            <chart:categories table:cell-range-address="Pr4.D2:Pr4.D15"/>
          </chart:axis>
          <chart:axis chart:dimension="y" chart:name="primary-y" chart:style-name="ch7">
            <chart:title svg:x="0.451cm" svg:y="7.268cm" chart:style-name="ch8">
              <text:p>Count frequency per timeframe</text:p>
            </chart:title>
            <chart:grid chart:style-name="ch9" chart:class="major"/>
          </chart:axis>
          <chart:series chart:style-name="ch10" chart:values-cell-range-address="Pr4.F2:Pr4.F15" chart:label-cell-address="Pr4.F1:Pr4.F1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 frequency per timeframe</text:p>
                <draw:g>
                  <svg:desc>Pr4.F1:Pr4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4.D2:Pr4.D15</svg:desc>
                </draw:g>
              </table:table-cell>
              <table:table-cell office:value-type="float" office:value="0.37">
                <text:p>0.37</text:p>
                <draw:g>
                  <svg:desc>Pr4.F2:Pr4.F15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5cm" xlink:href="." xlink:type="simple" chart:class="chart:scatter" chart:style-name="ch1">
        <chart:title svg:x="5.012cm" svg:y="0.316cm" chart:style-name="ch2">
          <text:p>CDF for Exponential Function</text:p>
        </chart:title>
        <chart:subtitle svg:x="6.639cm" svg:y="1.275cm" chart:style-name="ch3">
          <text:p>By Keyan Vakil</text:p>
        </chart:subtitle>
        <chart:legend chart:legend-position="end" svg:x="13.75cm" svg:y="4.203cm" style:legend-expansion="high" chart:style-name="ch4"/>
        <chart:plot-area chart:style-name="ch5" chart:data-source-has-labels="both" svg:x="0.32cm" svg:y="2.138cm" svg:width="13.11cm" svg:height="6.687cm">
          <chartooo:coordinate-region svg:x="1.047cm" svg:y="2.338cm" svg:width="12.143cm" svg:height="5.84cm"/>
          <chart:axis chart:dimension="x" chart:name="primary-x" chart:style-name="ch6" chartooo:axis-type="auto">
            <chart:categories table:cell-range-address="local-table.$A$2:.$A$1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9572544852">
                <text:p>1.149572544852</text:p>
              </table:table-cell>
              <table:table-cell office:value-type="float" office:value="0.989930962718042">
                <text:p>0.989930962718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70362958149">
                <text:p>0.4570362958149</text:p>
              </table:table-cell>
              <table:table-cell office:value-type="float" office:value="0.839288618344227">
                <text:p>0.839288618344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6891321857284">
                <text:p>0.226891321857284</text:p>
              </table:table-cell>
              <table:table-cell office:value-type="float" office:value="0.59649455116256">
                <text:p>0.59649455116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2042149244781">
                <text:p>0.202042149244781</text:p>
              </table:table-cell>
              <table:table-cell office:value-type="float" office:value="0.554326472879865">
                <text:p>0.554326472879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41063934063015">
                <text:p>0.0841063934063015</text:p>
              </table:table-cell>
              <table:table-cell office:value-type="float" office:value="0.285680954225185">
                <text:p>0.28568095422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56229699866313">
                <text:p>0.0656229699866313</text:p>
              </table:table-cell>
              <table:table-cell office:value-type="float" office:value="0.230867390258865">
                <text:p>0.230867390258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7722393408359">
                <text:p>0.487722393408359</text:p>
              </table:table-cell>
              <table:table-cell office:value-type="float" office:value="0.857852435399309">
                <text:p>0.857852435399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348789384704">
                <text:p>0.0286348789384704</text:p>
              </table:table-cell>
              <table:table-cell office:value-type="float" office:value="0.108223301506671">
                <text:p>0.108223301506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13578148439802">
                <text:p>0.0413578148439802</text:p>
              </table:table-cell>
              <table:table-cell office:value-type="float" office:value="0.152471879185483">
                <text:p>0.152471879185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6648770513642">
                <text:p>0.146648770513642</text:p>
              </table:table-cell>
              <table:table-cell office:value-type="float" office:value="0.443782059408634">
                <text:p>0.443782059408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0912940848428">
                <text:p>0.280912940848428</text:p>
              </table:table-cell>
              <table:table-cell office:value-type="float" office:value="0.674909529100981">
                <text:p>0.674909529100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6112275002757">
                <text:p>0.126112275002757</text:p>
              </table:table-cell>
              <table:table-cell office:value-type="float" office:value="0.396161861762098">
                <text:p>0.396161861762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2374771852439">
                <text:p>0.352374771852439</text:p>
              </table:table-cell>
              <table:table-cell office:value-type="float" office:value="0.75573439176768">
                <text:p>0.75573439176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3368323937449">
                <text:p>0.213368323937449</text:p>
              </table:table-cell>
              <table:table-cell office:value-type="float" office:value="0.574067031379505">
                <text:p>0.574067031379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99484048013131">
                <text:p>0.0399484048013131</text:p>
              </table:table-cell>
              <table:table-cell office:value-type="float" office:value="0.14768032677244">
                <text:p>0.14768032677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12630357208588">
                <text:p>0.0212630357208588</text:p>
              </table:table-cell>
              <table:table-cell office:value-type="float" office:value="0.0815356082288812">
                <text:p>0.0815356082288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8001677969487">
                <text:p>0.108001677969487</text:p>
              </table:table-cell>
              <table:table-cell office:value-type="float" office:value="0.350794980714329">
                <text:p>0.350794980714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781368357055">
                <text:p>0.361781368357055</text:p>
              </table:table-cell>
              <table:table-cell office:value-type="float" office:value="0.764754463335106">
                <text:p>0.764754463335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3513665292438">
                <text:p>0.153513665292438</text:p>
              </table:table-cell>
              <table:table-cell office:value-type="float" office:value="0.458847774206926">
                <text:p>0.458847774206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727900734504">
                <text:p>0.30727900734504</text:p>
              </table:table-cell>
              <table:table-cell office:value-type="float" office:value="0.707448930035114">
                <text:p>0.707448930035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92543867133153">
                <text:p>0.0892543867133153</text:p>
              </table:table-cell>
              <table:table-cell office:value-type="float" office:value="0.300239780962996">
                <text:p>0.300239780962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9641937671649">
                <text:p>0.0459641937671649</text:p>
              </table:table-cell>
              <table:table-cell office:value-type="float" office:value="0.16794503369163">
                <text:p>0.16794503369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3093575013611">
                <text:p>0.983093575013611</text:p>
              </table:table-cell>
              <table:table-cell office:value-type="float" office:value="0.980402912094896">
                <text:p>0.980402912094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6217388343534">
                <text:p>0.216217388343534</text:p>
              </table:table-cell>
              <table:table-cell office:value-type="float" office:value="0.578893519035794">
                <text:p>0.5788935190357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58167060121072">
                <text:p>0.0758167060121072</text:p>
              </table:table-cell>
              <table:table-cell office:value-type="float" office:value="0.261597953340607">
                <text:p>0.261597953340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3215466907222">
                <text:p>0.413215466907222</text:p>
              </table:table-cell>
              <table:table-cell office:value-type="float" office:value="0.808498927073711">
                <text:p>0.808498927073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4958455151468">
                <text:p>0.054958455151468</text:p>
              </table:table-cell>
              <table:table-cell office:value-type="float" office:value="0.19734782886827">
                <text:p>0.19734782886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15902984322791">
                <text:p>0.0315902984322791</text:p>
              </table:table-cell>
              <table:table-cell office:value-type="float" office:value="0.118703529469524">
                <text:p>0.118703529469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4145140160747">
                <text:p>1.34145140160747</text:p>
              </table:table-cell>
              <table:table-cell office:value-type="float" office:value="0.995326306434054">
                <text:p>0.9953263064340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9932113505877">
                <text:p>0.199932113505877</text:p>
              </table:table-cell>
              <table:table-cell office:value-type="float" office:value="0.550549005842817">
                <text:p>0.550549005842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4491072266998">
                <text:p>0.264491072266998</text:p>
              </table:table-cell>
              <table:table-cell office:value-type="float" office:value="0.652838187424966">
                <text:p>0.652838187424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1539617467184">
                <text:p>0.111539617467184</text:p>
              </table:table-cell>
              <table:table-cell office:value-type="float" office:value="0.359917669738731">
                <text:p>0.359917669738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8652829518955">
                <text:p>0.298652829518955</text:p>
              </table:table-cell>
              <table:table-cell office:value-type="float" office:value="0.697178367394232">
                <text:p>0.697178367394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907269853047">
                <text:p>0.198907269853047</text:p>
              </table:table-cell>
              <table:table-cell office:value-type="float" office:value="0.548702756199378">
                <text:p>0.548702756199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2210354470186">
                <text:p>0.222210354470186</text:p>
              </table:table-cell>
              <table:table-cell office:value-type="float" office:value="0.588868193114694">
                <text:p>0.588868193114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0610216742814">
                <text:p>0.0150610216742814</text:p>
              </table:table-cell>
              <table:table-cell office:value-type="float" office:value="0.0584653105581339">
                <text:p>0.05846531055813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049885781804">
                <text:p>0.17049885781804</text:p>
              </table:table-cell>
              <table:table-cell office:value-type="float" office:value="0.494392919084439">
                <text:p>0.4943929190844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13333397163056">
                <text:p>0.0813333397163056</text:p>
              </table:table-cell>
              <table:table-cell office:value-type="float" office:value="0.277713467114533">
                <text:p>0.2777134671145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81649795639358">
                <text:p>0.0581649795639358</text:p>
              </table:table-cell>
              <table:table-cell office:value-type="float" office:value="0.207576983692994">
                <text:p>0.2075769836929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9537158163246">
                <text:p>0.359537158163246</text:p>
              </table:table-cell>
              <table:table-cell office:value-type="float" office:value="0.762633194708979">
                <text:p>0.7626331947089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8596115543286">
                <text:p>0.358596115543286</text:p>
              </table:table-cell>
              <table:table-cell office:value-type="float" office:value="0.761738021852963">
                <text:p>0.7617380218529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2313868250961">
                <text:p>0.162313868250961</text:p>
              </table:table-cell>
              <table:table-cell office:value-type="float" office:value="0.477565401338717">
                <text:p>0.477565401338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8583990571234">
                <text:p>0.178583990571234</text:p>
              </table:table-cell>
              <table:table-cell office:value-type="float" office:value="0.510482938313973">
                <text:p>0.5104829383139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535128344651">
                <text:p>0.01535128344651</text:p>
              </table:table-cell>
              <table:table-cell office:value-type="float" office:value="0.0595578423052897">
                <text:p>0.05955784230528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93419344479541">
                <text:p>0.0593419344479541</text:p>
              </table:table-cell>
              <table:table-cell office:value-type="float" office:value="0.211298800554874">
                <text:p>0.211298800554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34775067795992">
                <text:p>0.0334775067795992</text:p>
              </table:table-cell>
              <table:table-cell office:value-type="float" office:value="0.12533124246827">
                <text:p>0.125331242468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6591166558064">
                <text:p>0.166591166558064</text:p>
              </table:table-cell>
              <table:table-cell office:value-type="float" office:value="0.486427805359155">
                <text:p>0.486427805359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59757075076332">
                <text:p>0.0359757075076332</text:p>
              </table:table-cell>
              <table:table-cell office:value-type="float" office:value="0.134028109566765">
                <text:p>0.134028109566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52701190379986">
                <text:p>0.0852701190379986</text:p>
              </table:table-cell>
              <table:table-cell office:value-type="float" office:value="0.288998312775871">
                <text:p>0.2889983127758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75658860102348">
                <text:p>0.475658860102348</text:p>
              </table:table-cell>
              <table:table-cell office:value-type="float" office:value="0.850825040998565">
                <text:p>0.8508250409985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45880814729542">
                <text:p>0.00345880814729542</text:p>
              </table:table-cell>
              <table:table-cell office:value-type="float" office:value="0.0137399656117846">
                <text:p>0.0137399656117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9289667304993">
                <text:p>0.319289667304993</text:p>
              </table:table-cell>
              <table:table-cell office:value-type="float" office:value="0.721171580223426">
                <text:p>0.7211715802234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0864770225721">
                <text:p>0.0790864770225721</text:p>
              </table:table-cell>
              <table:table-cell office:value-type="float" office:value="0.27119269378266">
                <text:p>0.271192693782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28198481696077">
                <text:p>0.0128198481696077</text:p>
              </table:table-cell>
              <table:table-cell office:value-type="float" office:value="0.0499867932845384">
                <text:p>0.04998679328453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15079032025264">
                <text:p>0.0615079032025264</text:p>
              </table:table-cell>
              <table:table-cell office:value-type="float" office:value="0.218102493442626">
                <text:p>0.2181024934426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9430251890646">
                <text:p>0.179430251890646</text:p>
              </table:table-cell>
              <table:table-cell office:value-type="float" office:value="0.512137174320477">
                <text:p>0.512137174320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6760253070216">
                <text:p>0.226760253070216</text:p>
              </table:table-cell>
              <table:table-cell office:value-type="float" office:value="0.596282947819202">
                <text:p>0.596282947819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57181109902277">
                <text:p>0.0957181109902277</text:p>
              </table:table-cell>
              <table:table-cell office:value-type="float" office:value="0.318100125814208">
                <text:p>0.318100125814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10920794610749">
                <text:p>0.0510920794610749</text:p>
              </table:table-cell>
              <table:table-cell office:value-type="float" office:value="0.184837922850149">
                <text:p>0.184837922850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10290464695134">
                <text:p>0.0210290464695134</text:p>
              </table:table-cell>
              <table:table-cell office:value-type="float" office:value="0.0806755626271409">
                <text:p>0.08067556262714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3221043907547">
                <text:p>0.123221043907547</text:p>
              </table:table-cell>
              <table:table-cell office:value-type="float" office:value="0.389137982323163">
                <text:p>0.3891379823231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2162644846088">
                <text:p>0.322162644846088</text:p>
              </table:table-cell>
              <table:table-cell office:value-type="float" office:value="0.72435751010265">
                <text:p>0.72435751010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6576587672458">
                <text:p>0.496576587672458</text:p>
              </table:table-cell>
              <table:table-cell office:value-type="float" office:value="0.862798735970506">
                <text:p>0.8627987359705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4311809846409">
                <text:p>0.144311809846409</text:p>
              </table:table-cell>
              <table:table-cell office:value-type="float" office:value="0.438558243946784">
                <text:p>0.438558243946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58495875051218">
                <text:p>0.458495875051218</text:p>
              </table:table-cell>
              <table:table-cell office:value-type="float" office:value="0.840224168650019">
                <text:p>0.840224168650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9966140520144">
                <text:p>0.529966140520144</text:p>
              </table:table-cell>
              <table:table-cell office:value-type="float" office:value="0.879952113553567">
                <text:p>0.879952113553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5381498531196">
                <text:p>0.315381498531196</text:p>
              </table:table-cell>
              <table:table-cell office:value-type="float" office:value="0.716778497779452">
                <text:p>0.7167784977794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7317002085178">
                <text:p>0.127317002085178</text:p>
              </table:table-cell>
              <table:table-cell office:value-type="float" office:value="0.399064702517038">
                <text:p>0.3990647025170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26697553517081">
                <text:p>0.0226697553517081</text:p>
              </table:table-cell>
              <table:table-cell office:value-type="float" office:value="0.0866891829224649">
                <text:p>0.08668918292246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12756869669565">
                <text:p>0.312756869669565</text:p>
              </table:table-cell>
              <table:table-cell office:value-type="float" office:value="0.713789429528248">
                <text:p>0.7137894295282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15519082423521">
                <text:p>0.0515519082423521</text:p>
              </table:table-cell>
              <table:table-cell office:value-type="float" office:value="0.186335884753763">
                <text:p>0.1863358847537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69389572887475">
                <text:p>0.00769389572887475</text:p>
              </table:table-cell>
              <table:table-cell office:value-type="float" office:value="0.0303068356276804">
                <text:p>0.0303068356276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77954444876435">
                <text:p>0.177954444876435</text:p>
              </table:table-cell>
              <table:table-cell office:value-type="float" office:value="0.5092486915018">
                <text:p>0.5092486915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2776065513806">
                <text:p>0.112776065513806</text:p>
              </table:table-cell>
              <table:table-cell office:value-type="float" office:value="0.363075568334274">
                <text:p>0.3630755683342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60277368185328">
                <text:p>0.0860277368185328</text:p>
              </table:table-cell>
              <table:table-cell office:value-type="float" office:value="0.291149721319562">
                <text:p>0.2911497213195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37945962572702">
                <text:p>0.237945962572702</text:p>
              </table:table-cell>
              <table:table-cell office:value-type="float" office:value="0.613948249669845">
                <text:p>0.6139482496698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2652978338194">
                <text:p>0.592652978338194</text:p>
              </table:table-cell>
              <table:table-cell office:value-type="float" office:value="0.906576458328781">
                <text:p>0.9065764583287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5692960447864">
                <text:p>0.235692960447864</text:p>
              </table:table-cell>
              <table:table-cell office:value-type="float" office:value="0.610453423968251">
                <text:p>0.6104534239682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602979154636">
                <text:p>0.38602979154636</text:p>
              </table:table-cell>
              <table:table-cell office:value-type="float" office:value="0.786500153692613">
                <text:p>0.7865001536926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92727473278786">
                <text:p>0.292727473278786</text:p>
              </table:table-cell>
              <table:table-cell office:value-type="float" office:value="0.689915331039253">
                <text:p>0.6899153310392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55039478470261">
                <text:p>0.455039478470261</text:p>
              </table:table-cell>
              <table:table-cell office:value-type="float" office:value="0.837999833161183">
                <text:p>0.837999833161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2793412128339">
                <text:p>0.482793412128339</text:p>
              </table:table-cell>
              <table:table-cell office:value-type="float" office:value="0.855022054555587">
                <text:p>0.8550220545555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11633750566572">
                <text:p>0.0311633750566572</text:p>
              </table:table-cell>
              <table:table-cell office:value-type="float" office:value="0.117197259455326">
                <text:p>0.1171972594553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0964051660366">
                <text:p>0.830964051660366</text:p>
              </table:table-cell>
              <table:table-cell office:value-type="float" office:value="0.963986312578794">
                <text:p>0.9639863125787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1781457700112">
                <text:p>0.191781457700112</text:p>
              </table:table-cell>
              <table:table-cell office:value-type="float" office:value="0.535654239514873">
                <text:p>0.5356542395148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3998856825657">
                <text:p>0.293998856825657</text:p>
              </table:table-cell>
              <table:table-cell office:value-type="float" office:value="0.691488274206102">
                <text:p>0.6914882742061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13161967249316">
                <text:p>0.0113161967249316</text:p>
              </table:table-cell>
              <table:table-cell office:value-type="float" office:value="0.0442556202657221">
                <text:p>0.0442556202657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15755712141979">
                <text:p>0.0215755712141979</text:p>
              </table:table-cell>
              <table:table-cell office:value-type="float" office:value="0.082683101701743">
                <text:p>0.082683101701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92628918480804">
                <text:p>0.0492628918480804</text:p>
              </table:table-cell>
              <table:table-cell office:value-type="float" office:value="0.178851712255066">
                <text:p>0.1788517122550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90000056928712">
                <text:p>0.390000056928712</text:p>
              </table:table-cell>
              <table:table-cell office:value-type="float" office:value="0.789863976650333">
                <text:p>0.789863976650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39938853521008">
                <text:p>0.0639938853521008</text:p>
              </table:table-cell>
              <table:table-cell office:value-type="float" office:value="0.225839096553943">
                <text:p>0.2258390965539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3415926250006">
                <text:p>0.193415926250006</text:p>
              </table:table-cell>
              <table:table-cell office:value-type="float" office:value="0.538680171322971">
                <text:p>0.5386801713229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978561070901">
                <text:p>1.3978561070901</text:p>
              </table:table-cell>
              <table:table-cell office:value-type="float" office:value="0.996270288627549">
                <text:p>0.9962702886275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23850560979674">
                <text:p>0.623850560979674</text:p>
              </table:table-cell>
              <table:table-cell office:value-type="float" office:value="0.917536725631066">
                <text:p>0.9175367256310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29105783776504">
                <text:p>0.0629105783776504</text:p>
              </table:table-cell>
              <table:table-cell office:value-type="float" office:value="0.222477202263162">
                <text:p>0.2224772022631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52707665384545">
                <text:p>0.0752707665384545</text:p>
              </table:table-cell>
              <table:table-cell office:value-type="float" office:value="0.259983700114208">
                <text:p>0.2599837001142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906490593001">
                <text:p>0.23906490593001</text:p>
              </table:table-cell>
              <table:table-cell office:value-type="float" office:value="0.615672268798736">
                <text:p>0.6156722687987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601161867254">
                <text:p>0.24601161867254</text:p>
              </table:table-cell>
              <table:table-cell office:value-type="float" office:value="0.62620451948736">
                <text:p>0.626204519487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4037350727542">
                <text:p>0.114037350727542</text:p>
              </table:table-cell>
              <table:table-cell office:value-type="float" office:value="0.366280849459819">
                <text:p>0.3662808494598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4108941717771">
                <text:p>0.354108941717771</text:p>
              </table:table-cell>
              <table:table-cell office:value-type="float" office:value="0.757422920832325">
                <text:p>0.757422920832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